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svg" manifest:media-type=""/>
  <manifest:file-entry manifest:full-path="media/image14.svg" manifest:media-type=""/>
  <manifest:file-entry manifest:full-path="media/image15.png" manifest:media-type="image/png"/>
  <manifest:file-entry manifest:full-path="media/image16.svg" manifest:media-type="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64" style:parent-style-name="Graphics">
      <style:graphic-properties draw:fill="none" draw:stroke="none"/>
    </style:style>
    <style:style style:family="graphic" style:name="a365" style:parent-style-name="Graphics">
      <style:graphic-properties draw:fill="none" draw:stroke="none"/>
    </style:style>
    <style:style style:family="graphic" style:name="a366" style:parent-style-name="Graphics">
      <style:graphic-properties draw:fill="none" draw:stroke="none"/>
    </style:style>
    <style:style style:family="graphic" style:name="a367" style:parent-style-name="Graphics">
      <style:graphic-properties draw:fill="none" draw:stroke="none"/>
    </style:style>
    <style:style style:family="graphic" style:name="a368" style:parent-style-name="Graphics">
      <style:graphic-properties draw:fill="none" draw:stroke="none"/>
    </style:style>
    <style:style style:family="graphic" style:name="a369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5" style:parent-style-name="Graphics">
      <style:graphic-properties draw:fill="none" draw:stroke="none"/>
    </style:style>
    <style:style style:family="graphic" style:name="a386" style:parent-style-name="Graphics">
      <style:graphic-properties draw:fill="none" draw:stroke="none"/>
    </style:style>
    <style:style style:family="graphic" style:name="a387" style:parent-style-name="Graphics">
      <style:graphic-properties draw:fill="none" fo:clip="rect(0in, 0in, 2.53693in, 0in)" draw:stroke="non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 style:parent-style-name="Graphics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draw:stroke="none"/>
    </style:style>
    <style:style style:family="graphic" style:name="a371" style:parent-style-name="Graphics">
      <style:graphic-properties draw:fill="none" draw:stroke="none"/>
    </style:style>
    <style:style style:family="graphic" style:name="a372" style:parent-style-name="Graphics">
      <style:graphic-properties draw:fill="none" draw:stroke="none"/>
    </style:style>
    <style:style style:family="graphic" style:name="a373" style:parent-style-name="Graphics">
      <style:graphic-properties draw:fill="none" fo:clip="rect(0in, 0in, 2.53693in, 0in)" draw:stroke="none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graphic" style:name="a376" style:parent-style-name="Graphics">
      <style:graphic-properties draw:fill="none" draw:stroke="none"/>
    </style:style>
    <style:style style:family="graphic" style:name="a377" style:parent-style-name="Graphics">
      <style:graphic-properties draw:fill="none" draw:stroke="none"/>
    </style:style>
    <style:style style:family="graphic" style:name="a378" style:parent-style-name="Graphics">
      <style:graphic-properties draw:fill="none" draw:stroke="none"/>
    </style:style>
    <style:style style:family="graphic" style:name="a379" style:parent-style-name="Graphics">
      <style:graphic-properties draw:fill="none" draw:stroke="non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1" style:parent-style-name="Graphics">
      <style:graphic-properties draw:fill="none" draw:stroke="none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draw:stroke="none"/>
    </style:style>
    <style:style style:family="graphic" style:name="a394" style:parent-style-name="Graphics">
      <style:graphic-properties draw:fill="none" draw:stroke="none"/>
    </style:style>
    <style:style style:family="graphic" style:name="a395" style:parent-style-name="Graphics">
      <style:graphic-properties draw:fill="none" draw:stroke="non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 style:parent-style-name="Graphics">
      <style:graphic-properties draw:fill="none" draw:stroke="non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 style:parent-style-name="Graphics">
      <style:graphic-properties draw:fill="none" draw:stroke="none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 style:parent-style-name="Graphics">
      <style:graphic-properties draw:fill="none" draw:stroke="none"/>
    </style:style>
    <style:style style:family="graphic" style:name="a363" style:parent-style-name="Graphics">
      <style:graphic-properties draw:fill="none" draw:stroke="none"/>
    </style:style>
  </office:automatic-styles>
  <office:body>
    <office:presentation>
      <draw:page draw:name="Slide1" draw:style-name="a356" draw:master-page-name="Master1-Layout1-title-Заглавен-слайд" presentation:presentation-page-layout-name="Master1-PPL1" draw:id="Slide-256">
        <draw:frame draw:id="id63" presentation:style-name="a360" draw:name="Заглавие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SafeHome</text:span><text:span text:style-name="a358" text:class-names=""/></text:p>
          </draw:text-box>
          <svg:title/>
          <svg:desc/>
        </draw:frame>
        <draw:frame draw:id="id64" presentation:style-name="a361" draw:name="Подзаглавие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62" draw:master-page-name="Master1-Layout7-blank-Празен" presentation:presentation-page-layout-name="Master1-PPL7" draw:id="Slide-257">
        <draw:frame draw:id="id65" draw:style-name="a363" draw:name="Картина 4" svg:x="0.44859in" svg:y="0.20482in" svg:width="1.64605in" svg:height="1.64605in" style:rel-width="scale" style:rel-height="scale">
          <draw:image xlink:href="media/image1.png" xlink:type="simple" xlink:show="embed" xlink:actuate="onLoad"/>
          <svg:title/>
          <svg:desc>Картина, която съдържа тъмнина, черен, екранна снимка, дизайн

Описанието е генерирано автоматично</svg:desc>
        </draw:frame>
        <draw:frame draw:id="id66" draw:style-name="a364" draw:name="Картина 2" svg:x="2.69689in" svg:y="0.33068in" svg:width="1.91117in" svg:height="1.91117in" style:rel-width="scale" style:rel-height="scale">
          <draw:image xlink:href="media/image2.png" xlink:type="simple" xlink:show="embed" xlink:actuate="onLoad"/>
          <svg:title/>
          <svg:desc>Картина, която съдържа черен, тъмнина

Описанието е генерирано автоматично</svg:desc>
        </draw:frame>
        <draw:frame draw:id="id67" draw:style-name="a365" draw:name="Картина 5" svg:x="6.88341in" svg:y="2.16468in" svg:width="1.42766in" svg:height="1.42766in" style:rel-width="scale" style:rel-height="scale">
          <draw:image xlink:href="media/image3.png" xlink:type="simple" xlink:show="embed" xlink:actuate="onLoad"/>
          <svg:title/>
          <svg:desc>Картина, която съдържа Графика, кръг, символ, лого

Описанието е генерирано автоматично</svg:desc>
        </draw:frame>
        <draw:frame draw:id="id68" draw:style-name="a366" draw:name="Картина 9" svg:x="0.555in" svg:y="1.85086in" svg:width="1.43323in" svg:height="1.42766in" style:rel-width="scale" style:rel-height="scale">
          <draw:image xlink:href="media/image4.png" xlink:type="simple" xlink:show="embed" xlink:actuate="onLoad"/>
          <svg:title/>
          <svg:desc>Картина, която съдържа графична колекция, символ, Графика, анимирана рисунка

Описанието е генерирано автоматично</svg:desc>
        </draw:frame>
        <draw:frame draw:id="id69" draw:style-name="a367" draw:name="Картина 11" svg:x="0.56545in" svg:y="3.45774in" svg:width="1.52747in" svg:height="1.52747in" style:rel-width="scale" style:rel-height="scale">
          <draw:image xlink:href="media/image5.png" xlink:type="simple" xlink:show="embed" xlink:actuate="onLoad"/>
          <svg:title/>
          <svg:desc>Картина, която съдържа Графика, графичен дизайн, Шрифт, лого

Описанието е генерирано автоматично</svg:desc>
        </draw:frame>
        <draw:frame draw:id="id70" draw:style-name="a368" draw:name="Картина 13" svg:x="10.87068in" svg:y="0.45831in" svg:width="1.20632in" svg:height="1.20632in" style:rel-width="scale" style:rel-height="scale">
          <draw:image xlink:href="media/image6.png" xlink:type="simple" xlink:show="embed" xlink:actuate="onLoad"/>
          <svg:title/>
          <svg:desc>Картина, която съдържа Графика, линия, символ, цветност

Описанието е генерирано автоматично</svg:desc>
        </draw:frame>
        <draw:frame draw:id="id71" draw:style-name="a369" draw:name="Картина 15" svg:x="6.8385in" svg:y="3.81496in" svg:width="1.52747in" svg:height="1.52809in" style:rel-width="scale" style:rel-height="scale">
          <draw:image xlink:href="media/image7.png" xlink:type="simple" xlink:show="embed" xlink:actuate="onLoad"/>
          <svg:title/>
          <svg:desc>Картина, която съдържа символ, кръг, Графика, лого

Описанието е генерирано автоматично</svg:desc>
        </draw:frame>
        <draw:frame draw:id="id72" draw:style-name="a370" draw:name="Картина 17" svg:x="10.44322in" svg:y="1.85086in" svg:width="1.90193in" svg:height="1.39538in" style:rel-width="scale" style:rel-height="scale">
          <draw:image xlink:href="media/image8.png" xlink:type="simple" xlink:show="embed" xlink:actuate="onLoad"/>
          <svg:title/>
          <svg:desc>Картина, която съдържа екранна снимка, Графика, Електриково синьо, линия

Описанието е генерирано автоматично</svg:desc>
        </draw:frame>
        <draw:frame draw:id="id73" draw:style-name="a371" draw:name="Картина 19" svg:x="10.02801in" svg:y="2.98655in" svg:width="2.89167in" svg:height="1.92778in" style:rel-width="scale" style:rel-height="scale">
          <draw:image xlink:href="media/image9.png" xlink:type="simple" xlink:show="embed" xlink:actuate="onLoad"/>
          <svg:title/>
          <svg:desc>Картина, която съдържа екранна снимка, дизайн

Описанието е генерирано автоматично</svg:desc>
        </draw:frame>
        <draw:frame draw:id="id74" draw:style-name="a372" draw:name="Картина 21" svg:x="2.98367in" svg:y="2.10929in" svg:width="1.33333in" svg:height="1.33333in" style:rel-width="scale" style:rel-height="scale">
          <draw:image xlink:href="media/image10.png" xlink:type="simple" xlink:show="embed" xlink:actuate="onLoad"/>
          <svg:title/>
          <svg:desc>Картина, която съдържа котка, графична колекция, Графика

Описанието е генерирано автоматично</svg:desc>
        </draw:frame>
        <draw:frame draw:id="id75" draw:style-name="a373" draw:name="Картина 23" svg:x="6.92131in" svg:y="0.57244in" svg:width="1.35686in" svg:height="1.43936in" style:rel-width="scale" style:rel-height="scale">
          <draw:image xlink:href="media/image11.png" xlink:type="simple" xlink:show="embed" xlink:actuate="onLoad"/>
          <svg:title/>
          <svg:desc>Картина, която съдържа текст, Графика, графичен дизайн, Шрифт

Описанието е генерирано автоматично</svg:desc>
        </draw:frame>
        <draw:frame draw:id="id76" draw:style-name="a374" draw:name="Картина 25" svg:x="9.94651in" svg:y="4.72633in" svg:width="3.05466in" svg:height="0.87623in" style:rel-width="scale" style:rel-height="scale">
          <draw:image xlink:href="media/image12.png" xlink:type="simple" xlink:show="embed" xlink:actuate="onLoad"/>
          <svg:title/>
          <svg:desc>Картина, която съдържа жълто, дизайн

Описанието е генерирано автоматично</svg:desc>
        </draw:frame>
        <draw:frame draw:id="id77" draw:style-name="a375" draw:name="Графика 29" svg:x="0.61263in" svg:y="5.16445in" svg:width="1.43312in" svg:height="1.77461in" style:rel-width="scale" style:rel-height="scale">
          <draw:image xlink:href="media/image13.svg" xlink:type="simple" xlink:show="embed" xlink:actuate="onLoad"/>
          <svg:title/>
          <svg:desc/>
        </draw:frame>
        <draw:frame draw:id="id78" draw:style-name="a376" draw:name="Графика 31" svg:x="2.36765in" svg:y="5.3955in" svg:width="4.6875in" svg:height="1.3125in" style:rel-width="scale" style:rel-height="scale">
          <draw:image xlink:href="media/image14.svg" xlink:type="simple" xlink:show="embed" xlink:actuate="onLoad"/>
          <svg:title/>
          <svg:desc/>
        </draw:frame>
        <draw:frame draw:id="id79" draw:style-name="a377" draw:name="Картина 16" svg:x="7.31255in" svg:y="5.68058in" svg:width="2.4671in" svg:height="1.3125in" style:rel-width="scale" style:rel-height="scale">
          <draw:image xlink:href="media/image15.png" xlink:type="simple" xlink:show="embed" xlink:actuate="onLoad"/>
          <svg:title/>
          <svg:desc>Картина, която съдържа Шрифт, Графика, типография, графичен дизайн

Описанието е генерирано автоматично</svg:desc>
        </draw:frame>
        <draw:frame draw:id="id80" draw:style-name="a378" draw:name="Графика 17" svg:x="2.98367in" svg:y="3.73762in" svg:width="1.34481in" svg:height="1.17671in" style:rel-width="scale" style:rel-height="scale">
          <draw:image xlink:href="media/image16.svg" xlink:type="simple" xlink:show="embed" xlink:actuate="onLoad"/>
          <svg:title/>
          <svg:desc/>
        </draw:frame>
        <draw:frame draw:id="id81" draw:style-name="a379" draw:name="Картина 18" svg:x="9.80271in" svg:y="5.49867in" svg:width="3.26375in" svg:height="1.865in" style:rel-width="scale" style:rel-height="scale">
          <draw:image xlink:href="media/image17.png" xlink:type="simple" xlink:show="embed" xlink:actuate="onLoad"/>
          <svg:title/>
          <svg:desc>Картина, която съдържа Шрифт, Графика, лого, графичен дизайн

Описанието е генерирано автоматично</svg:desc>
        </draw:frame>
      </draw:page>
      <draw:page draw:name="Slide3" draw:style-name="a380" draw:master-page-name="Master1-Layout7-blank-Празен" presentation:presentation-page-layout-name="Master1-PPL7" draw:id="Slide-258">
        <draw:frame draw:id="id82" draw:style-name="a381" draw:name="Картина 1" svg:x="2.69689in" svg:y="1.74206in" svg:width="1.91117in" svg:height="1.91117in" style:rel-width="scale" style:rel-height="scale">
          <draw:image xlink:href="media/image2.png" xlink:type="simple" xlink:show="embed" xlink:actuate="onLoad"/>
          <svg:title/>
          <svg:desc>Картина, която съдържа черен, тъмнина

Описанието е генерирано автоматично</svg:desc>
        </draw:frame>
        <draw:frame draw:id="id83" draw:style-name="a382" draw:name="Картина 21" svg:x="5.9292in" svg:y="2.03098in" svg:width="1.33333in" svg:height="1.33333in" style:rel-width="scale" style:rel-height="scale">
          <draw:image xlink:href="media/image10.png" xlink:type="simple" xlink:show="embed" xlink:actuate="onLoad"/>
          <svg:title/>
          <svg:desc>Картина, която съдържа котка, графична колекция, Графика

Описанието е генерирано автоматично</svg:desc>
        </draw:frame>
        <draw:frame draw:id="id84" draw:style-name="a383" draw:name="Графика 17" svg:x="8.58367in" svg:y="2.1876in" svg:width="1.34481in" svg:height="1.17671in" style:rel-width="scale" style:rel-height="scale">
          <draw:image xlink:href="media/image16.svg" xlink:type="simple" xlink:show="embed" xlink:actuate="onLoad"/>
          <svg:title/>
          <svg:desc/>
        </draw:frame>
      </draw:page>
      <draw:page draw:name="Slide4" draw:style-name="a384" draw:master-page-name="Master1-Layout7-blank-Празен" presentation:presentation-page-layout-name="Master1-PPL7" draw:id="Slide-259">
        <draw:frame draw:id="id85" draw:style-name="a385" draw:name="Картина 5" svg:x="5.60972in" svg:y="1.53766in" svg:width="1.42766in" svg:height="1.42766in" style:rel-width="scale" style:rel-height="scale">
          <draw:image xlink:href="media/image3.png" xlink:type="simple" xlink:show="embed" xlink:actuate="onLoad"/>
          <svg:title/>
          <svg:desc>Картина, която съдържа Графика, кръг, символ, лого

Описанието е генерирано автоматично</svg:desc>
        </draw:frame>
        <draw:frame draw:id="id86" draw:style-name="a386" draw:name="Картина 15" svg:x="8.62111in" svg:y="1.53766in" svg:width="1.52747in" svg:height="1.52809in" style:rel-width="scale" style:rel-height="scale">
          <draw:image xlink:href="media/image7.png" xlink:type="simple" xlink:show="embed" xlink:actuate="onLoad"/>
          <svg:title/>
          <svg:desc>Картина, която съдържа символ, кръг, Графика, лого

Описанието е генерирано автоматично</svg:desc>
        </draw:frame>
        <draw:frame draw:id="id87" draw:style-name="a387" draw:name="Картина 23" svg:x="2.66913in" svg:y="1.53766in" svg:width="1.35686in" svg:height="1.43936in" style:rel-width="scale" style:rel-height="scale">
          <draw:image xlink:href="media/image11.png" xlink:type="simple" xlink:show="embed" xlink:actuate="onLoad"/>
          <svg:title/>
          <svg:desc>Картина, която съдържа текст, Графика, графичен дизайн, Шрифт

Описанието е генерирано автоматично</svg:desc>
        </draw:frame>
      </draw:page>
      <draw:page draw:name="Slide5" draw:style-name="a388" draw:master-page-name="Master1-Layout7-blank-Празен" presentation:presentation-page-layout-name="Master1-PPL7" draw:id="Slide-260">
        <draw:frame draw:id="id88" draw:style-name="a389" draw:name="Картина 13" svg:x="2.53155in" svg:y="1.78023in" svg:width="1.20632in" svg:height="1.20632in" style:rel-width="scale" style:rel-height="scale">
          <draw:image xlink:href="media/image6.png" xlink:type="simple" xlink:show="embed" xlink:actuate="onLoad"/>
          <svg:title/>
          <svg:desc>Картина, която съдържа Графика, линия, символ, цветност

Описанието е генерирано автоматично</svg:desc>
        </draw:frame>
        <draw:frame draw:id="id89" draw:style-name="a390" draw:name="Картина 17" svg:x="5.10409in" svg:y="1.6857in" svg:width="1.90193in" svg:height="1.39538in" style:rel-width="scale" style:rel-height="scale">
          <draw:image xlink:href="media/image8.png" xlink:type="simple" xlink:show="embed" xlink:actuate="onLoad"/>
          <svg:title/>
          <svg:desc>Картина, която съдържа екранна снимка, Графика, Електриково синьо, линия

Описанието е генерирано автоматично</svg:desc>
        </draw:frame>
        <draw:frame draw:id="id90" draw:style-name="a391" draw:name="Картина 19" svg:x="7.91011in" svg:y="1.4195in" svg:width="2.89167in" svg:height="1.92778in" style:rel-width="scale" style:rel-height="scale">
          <draw:image xlink:href="media/image9.png" xlink:type="simple" xlink:show="embed" xlink:actuate="onLoad"/>
          <svg:title/>
          <svg:desc>Картина, която съдържа екранна снимка, дизайн

Описанието е генерирано автоматично</svg:desc>
        </draw:frame>
      </draw:page>
      <draw:page draw:name="Slide6" draw:style-name="a392" draw:master-page-name="Master1-Layout7-blank-Празен" presentation:presentation-page-layout-name="Master1-PPL7" draw:id="Slide-261">
        <draw:frame draw:id="id91" draw:style-name="a393" draw:name="Картина 4" svg:x="1.76163in" svg:y="0.77004in" svg:width="1.64605in" svg:height="1.64605in" style:rel-width="scale" style:rel-height="scale">
          <draw:image xlink:href="media/image1.png" xlink:type="simple" xlink:show="embed" xlink:actuate="onLoad"/>
          <svg:title/>
          <svg:desc>Картина, която съдържа тъмнина, черен, екранна снимка, дизайн

Описанието е генерирано автоматично</svg:desc>
        </draw:frame>
        <draw:frame draw:id="id92" draw:style-name="a394" draw:name="Картина 9" svg:x="4.78978in" svg:y="0.87923in" svg:width="1.43323in" svg:height="1.42766in" style:rel-width="scale" style:rel-height="scale">
          <draw:image xlink:href="media/image4.png" xlink:type="simple" xlink:show="embed" xlink:actuate="onLoad"/>
          <svg:title/>
          <svg:desc>Картина, която съдържа графична колекция, символ, Графика, анимирана рисунка

Описанието е генерирано автоматично</svg:desc>
        </draw:frame>
        <draw:frame draw:id="id93" draw:style-name="a395" draw:name="Картина 11" svg:x="8.32197in" svg:y="0.82933in" svg:width="1.52747in" svg:height="1.52747in" style:rel-width="scale" style:rel-height="scale">
          <draw:image xlink:href="media/image5.png" xlink:type="simple" xlink:show="embed" xlink:actuate="onLoad"/>
          <svg:title/>
          <svg:desc>Картина, която съдържа Графика, графичен дизайн, Шрифт, лого

Описанието е генерирано автоматично</svg:desc>
        </draw:frame>
      </draw:page>
      <draw:page draw:name="Slide7" draw:style-name="a396" draw:master-page-name="Master1-Layout7-blank-Празен" presentation:presentation-page-layout-name="Master1-PPL7" draw:id="Slide-262">
        <draw:frame draw:id="id94" draw:style-name="a397" draw:name="Графика 29" svg:x="0.8795in" svg:y="1.68619in" svg:width="1.43312in" svg:height="1.77461in" style:rel-width="scale" style:rel-height="scale">
          <draw:image xlink:href="media/image13.svg" xlink:type="simple" xlink:show="embed" xlink:actuate="onLoad"/>
          <svg:title/>
          <svg:desc/>
        </draw:frame>
        <draw:frame draw:id="id95" draw:style-name="a398" draw:name="Графика 31" svg:x="2.63452in" svg:y="1.91724in" svg:width="4.6875in" svg:height="1.3125in" style:rel-width="scale" style:rel-height="scale">
          <draw:image xlink:href="media/image14.svg" xlink:type="simple" xlink:show="embed" xlink:actuate="onLoad"/>
          <svg:title/>
          <svg:desc/>
        </draw:frame>
        <draw:frame draw:id="id96" draw:style-name="a399" draw:name="Картина 3" svg:x="7.73914in" svg:y="1.5958in" svg:width="3.26375in" svg:height="1.865in" style:rel-width="scale" style:rel-height="scale">
          <draw:image xlink:href="media/image17.png" xlink:type="simple" xlink:show="embed" xlink:actuate="onLoad"/>
          <svg:title/>
          <svg:desc>Картина, която съдържа Шрифт, Графика, лого, графичен дизайн

Описанието е генерирано автоматично</svg:desc>
        </draw:frame>
      </draw:page>
      <draw:page draw:name="Slide8" draw:style-name="a400" draw:master-page-name="Master1-Layout7-blank-Празен" presentation:presentation-page-layout-name="Master1-PPL7" draw:id="Slide-263">
        <draw:frame draw:id="id97" draw:style-name="a401" draw:name="Картина 25" svg:x="4.32912in" svg:y="1.53503in" svg:width="3.05466in" svg:height="0.87623in" style:rel-width="scale" style:rel-height="scale">
          <draw:image xlink:href="media/image12.png" xlink:type="simple" xlink:show="embed" xlink:actuate="onLoad"/>
          <svg:title/>
          <svg:desc>Картина, която съдържа жълто, дизайн

Описанието е генерирано автоматично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Заглавен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лавие и съдържание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лавка разд.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е съдържания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Само заглавие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разе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Съдържание с надпис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Картина с надпис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лавие и вертикален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но заглавие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на-Office" style:page-layout-name="pageLayout1" draw:style-name="a0">
      <draw:frame draw:id="id0" presentation:style-name="a4" draw:name="Контейнер за заглавие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Редакт. стил загл. образец</text:span><text:span text:style-name="a2" text:class-names=""/></text:p>
        </draw:text-box>
        <svg:title/>
        <svg:desc/>
      </draw:frame>
      <draw:frame draw:id="id1" presentation:style-name="a21" draw:name="Текстов контейнер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Щракнете, за да редактирате стиловете на текста в образец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 ниво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ето ниво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Контейнер за дата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8/17/2024</text:date></text:span></text:p>
        </draw:text-box>
        <svg:title/>
        <svg:desc/>
      </draw:frame>
      <draw:frame draw:id="id3" presentation:style-name="a28" draw:name="Контейнер за долния колонтитул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Контейнер за номер на слайда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Заглавен-слайд" style:page-layout-name="pageLayout1" draw:style-name="a32">
      <draw:frame draw:id="id5" presentation:style-name="a36" draw:name="Заглавие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Редакт. стил загл. образец</text:span><text:span text:style-name="a34" text:class-names=""/></text:p>
        </draw:text-box>
        <svg:title/>
        <svg:desc/>
      </draw:frame>
      <draw:frame draw:id="id6" presentation:style-name="a40" draw:name="Подзаглавие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Щракнете, за да редактирате стила на подзаглавието в образеца</text:span><text:span text:style-name="a38" text:class-names=""/></text:p>
        </draw:text-box>
        <svg:title/>
        <svg:desc/>
      </draw:frame>
      <draw:frame draw:id="id7" presentation:style-name="a44" draw:name="Контейнер за дата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8/17/2024</text:date></text:span></text:p>
        </draw:text-box>
        <svg:title/>
        <svg:desc/>
      </draw:frame>
      <draw:frame draw:id="id8" presentation:style-name="a47" draw:name="Контейнер за долния колонтитул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Контейнер за номер на слайда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Заглавие-и-съдържание" style:page-layout-name="pageLayout1" draw:style-name="a51">
      <draw:frame draw:id="id10" presentation:style-name="a55" draw:name="Заглавие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Редакт. стил загл. образец</text:span><text:span text:style-name="a53" text:class-names=""/></text:p>
        </draw:text-box>
        <svg:title/>
        <svg:desc/>
      </draw:frame>
      <draw:frame draw:id="id11" presentation:style-name="a72" draw:name="Контейнер за съдържание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Щракнете, за да редактирате стиловете на текста в образеца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Второ ниво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Пето ниво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Контейнер за дата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8/17/2024</text:date></text:span></text:p>
        </draw:text-box>
        <svg:title/>
        <svg:desc/>
      </draw:frame>
      <draw:frame draw:id="id13" presentation:style-name="a79" draw:name="Контейнер за долния колонтитул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Контейнер за номер на слайда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Заглавка-разд." style:page-layout-name="pageLayout1" draw:style-name="a83">
      <draw:frame draw:id="id15" presentation:style-name="a87" draw:name="Заглавие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Редакт. стил загл. образец</text:span><text:span text:style-name="a85" text:class-names=""/></text:p>
        </draw:text-box>
        <svg:title/>
        <svg:desc/>
      </draw:frame>
      <draw:frame draw:id="id16" presentation:style-name="a91" draw:name="Текстов контейнер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7" presentation:style-name="a95" draw:name="Контейнер за дата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8/17/2024</text:date></text:span></text:p>
        </draw:text-box>
        <svg:title/>
        <svg:desc/>
      </draw:frame>
      <draw:frame draw:id="id18" presentation:style-name="a98" draw:name="Контейнер за долния колонтитул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Контейнер за номер на слайда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Две-съдържания" style:page-layout-name="pageLayout1" draw:style-name="a102">
      <draw:frame draw:id="id20" presentation:style-name="a106" draw:name="Заглавие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Редакт. стил загл. образец</text:span><text:span text:style-name="a104" text:class-names=""/></text:p>
        </draw:text-box>
        <svg:title/>
        <svg:desc/>
      </draw:frame>
      <draw:frame draw:id="id21" presentation:style-name="a123" draw:name="Контейнер за съдържание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Щракнете, за да редактирате стиловете на текста в образеца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Второ ниво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Пето ниво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Контейнер за съдържание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Щракнете, за да редактирате стиловете на текста в образеца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Второ ниво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Пето ниво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Контейнер за дата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8/17/2024</text:date></text:span></text:p>
        </draw:text-box>
        <svg:title/>
        <svg:desc/>
      </draw:frame>
      <draw:frame draw:id="id24" presentation:style-name="a147" draw:name="Контейнер за долния колонтитул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Контейнер за номер на слайда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Сравнение" style:page-layout-name="pageLayout1" draw:style-name="a151">
      <draw:frame draw:id="id26" presentation:style-name="a155" draw:name="Заглавие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Редакт. стил загл. образец</text:span><text:span text:style-name="a153" text:class-names=""/></text:p>
        </draw:text-box>
        <svg:title/>
        <svg:desc/>
      </draw:frame>
      <draw:frame draw:id="id27" presentation:style-name="a159" draw:name="Текстов контейнер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8" presentation:style-name="a176" draw:name="Контейнер за съдържание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Щракнете, за да редактирате стиловете на текста в образеца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Второ ниво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Пето ниво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Текстов контейнер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30" presentation:style-name="a197" draw:name="Контейнер за съдържание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Щракнете, за да редактирате стиловете на текста в образеца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Второ ниво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Пето ниво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Контейнер за дата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8/17/2024</text:date></text:span></text:p>
        </draw:text-box>
        <svg:title/>
        <svg:desc/>
      </draw:frame>
      <draw:frame draw:id="id32" presentation:style-name="a204" draw:name="Контейнер за долния колонтитул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Контейнер за номер на слайда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Само-заглавие" style:page-layout-name="pageLayout1" draw:style-name="a208">
      <draw:frame draw:id="id34" presentation:style-name="a212" draw:name="Заглавие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Редакт. стил загл. образец</text:span><text:span text:style-name="a210" text:class-names=""/></text:p>
        </draw:text-box>
        <svg:title/>
        <svg:desc/>
      </draw:frame>
      <draw:frame draw:id="id35" presentation:style-name="a216" draw:name="Контейнер за дата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8/17/2024</text:date></text:span></text:p>
        </draw:text-box>
        <svg:title/>
        <svg:desc/>
      </draw:frame>
      <draw:frame draw:id="id36" presentation:style-name="a219" draw:name="Контейнер за долния колонтитул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Контейнер за номер на слайда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Празен" style:page-layout-name="pageLayout1" draw:style-name="a223">
      <draw:frame draw:id="id38" presentation:style-name="a227" draw:name="Контейнер за дата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8/17/2024</text:date></text:span></text:p>
        </draw:text-box>
        <svg:title/>
        <svg:desc/>
      </draw:frame>
      <draw:frame draw:id="id39" presentation:style-name="a230" draw:name="Контейнер за долния колонтитул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Контейнер за номер на слайда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Съдържание-с-надпис" style:page-layout-name="pageLayout1" draw:style-name="a234">
      <draw:frame draw:id="id41" presentation:style-name="a238" draw:name="Заглавие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Редакт. стил загл. образец</text:span><text:span text:style-name="a236" text:class-names=""/></text:p>
        </draw:text-box>
        <svg:title/>
        <svg:desc/>
      </draw:frame>
      <draw:frame draw:id="id42" presentation:style-name="a255" draw:name="Контейнер за съдържание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Щракнете, за да редактирате стиловете на текста в образеца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Второ ниво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Пето ниво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Текстов контейнер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44" presentation:style-name="a263" draw:name="Контейнер за дата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8/17/2024</text:date></text:span></text:p>
        </draw:text-box>
        <svg:title/>
        <svg:desc/>
      </draw:frame>
      <draw:frame draw:id="id45" presentation:style-name="a266" draw:name="Контейнер за долния колонтитул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Контейнер за номер на слайда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Картина-с-надпис" style:page-layout-name="pageLayout1" draw:style-name="a270">
      <draw:frame draw:id="id47" presentation:style-name="a274" draw:name="Заглавие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Редакт. стил загл. образец</text:span><text:span text:style-name="a272" text:class-names=""/></text:p>
        </draw:text-box>
        <svg:title/>
        <svg:desc/>
      </draw:frame>
      <draw:frame draw:id="id48" presentation:style-name="a277" draw:name="Контейнер за картина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Текстов контейнер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50" presentation:style-name="a285" draw:name="Контейнер за дата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8/17/2024</text:date></text:span></text:p>
        </draw:text-box>
        <svg:title/>
        <svg:desc/>
      </draw:frame>
      <draw:frame draw:id="id51" presentation:style-name="a288" draw:name="Контейнер за долния колонтитул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Контейнер за номер на слайда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Заглавие-и-вертикален-текст" style:page-layout-name="pageLayout1" draw:style-name="a292">
      <draw:frame draw:id="id53" presentation:style-name="a296" draw:name="Заглавие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Редакт. стил загл. образец</text:span><text:span text:style-name="a294" text:class-names=""/></text:p>
        </draw:text-box>
        <svg:title/>
        <svg:desc/>
      </draw:frame>
      <draw:frame draw:id="id54" presentation:style-name="a313" draw:name="Контейнер за вертикален текст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Щракнете, за да редактирате стиловете на текста в образеца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Второ ниво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Пето ниво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Контейнер за дата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8/17/2024</text:date></text:span></text:p>
        </draw:text-box>
        <svg:title/>
        <svg:desc/>
      </draw:frame>
      <draw:frame draw:id="id56" presentation:style-name="a320" draw:name="Контейнер за долния колонтитул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Контейнер за номер на слайда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Вертикално-заглавие-и-текст" style:page-layout-name="pageLayout1" draw:style-name="a324">
      <draw:frame draw:id="id58" presentation:style-name="a328" draw:name="Вертикално заглавие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Редакт. стил загл. образец</text:span><text:span text:style-name="a326" text:class-names=""/></text:p>
        </draw:text-box>
        <svg:title/>
        <svg:desc/>
      </draw:frame>
      <draw:frame draw:id="id59" presentation:style-name="a345" draw:name="Контейнер за вертикален текст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Щракнете, за да редактирате стиловете на текста в образеца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Второ ниво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Пето ниво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Контейнер за дата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8/17/2024</text:date></text:span></text:p>
        </draw:text-box>
        <svg:title/>
        <svg:desc/>
      </draw:frame>
      <draw:frame draw:id="id61" presentation:style-name="a352" draw:name="Контейнер за долния колонтитул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Контейнер за номер на слайда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Константин Виолинов</meta:initial-creator>
    <dc:creator>Константин Виолинов</dc:creator>
    <meta:creation-date>2024-08-11T00:05:03Z</meta:creation-date>
    <dc:date>2024-08-17T23:40:27Z</dc:date>
    <meta:editing-cycles>1</meta:editing-cycles>
    <meta:editing-duration>PT1955S</meta:editing-duration>
    <meta:document-statistic meta:paragraph-count="1" meta:word-count="1"/>
  </office:meta>
</office:document-meta>
</file>